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0dbed1" officeooo:paragraph-rsid="000dbed1" style:font-size-asian="15pt" style:font-size-complex="15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paragraph-rsid="000dbed1" style:font-size-asian="15pt" style:font-size-complex="15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11162f" officeooo:paragraph-rsid="0011162f" style:font-size-asian="15pt" style:font-size-complex="15pt"/>
    </style:style>
    <style:style style:name="T1" style:family="text">
      <style:text-properties officeooo:rsid="000dbed1"/>
    </style:style>
    <style:style style:name="T2" style:family="text">
      <style:text-properties officeooo:rsid="000ee0b6"/>
    </style:style>
    <style:style style:name="T3" style:family="text">
      <style:text-properties style:font-name="Liberation Mono" style:font-name-asian="NSimSun" style:font-name-complex="Liberation Mono"/>
    </style:style>
    <style:style style:name="T4" style:family="text">
      <style:text-properties style:font-name="Liberation Mono" officeooo:rsid="00125f04" style:font-name-asian="NSimSun" style:font-name-complex="Liberation Mono"/>
    </style:style>
    <style:style style:name="T5" style:family="text">
      <style:text-properties style:font-name="Liberation Mono" officeooo:rsid="001301cb" style:font-name-asian="NSimSun" style:font-name-complex="Liberation Mono"/>
    </style:style>
    <style:style style:name="T6" style:family="text">
      <style:text-properties style:font-name="Liberation Mono" officeooo:rsid="0013c7e0" style:font-name-asian="NSimSun" style:font-name-complex="Liberation Mono"/>
    </style:style>
    <style:style style:name="T7" style:family="text">
      <style:text-properties style:font-name="Liberation Mono" officeooo:rsid="0015305d" style:font-name-asian="NSimSun" style:font-name-complex="Liberation Mono"/>
    </style:style>
    <style:style style:name="T8" style:family="text">
      <style:text-properties officeooo:rsid="00125f04"/>
    </style:style>
    <style:style style:name="T9" style:family="text">
      <style:text-properties officeooo:rsid="0015305d"/>
    </style:style>
    <style:style style:name="T10" style:family="text">
      <style:text-properties officeooo:rsid="0015a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PID es el id del proceso</text:p>
      <text:p text:style-name="P1">2-PPID es el id del proceso padre</text:p>
      <text:p text:style-name="P2"><text:span text:style-name="T1">3-</text:span>LWP proporciona el ID de cada hilo. </text:p>
      <text:p text:style-name="P2"><text:span text:style-name="T1">4-</text:span>NLWP es el número de hilos en el sistema para el proceso subyacente.</text:p>
      <text:p text:style-name="P2"/>
      <text:p text:style-name="P2"/>
      <text:p text:style-name="P2">-<text:span text:style-name="T1">e: selecciona todos los procesos.</text:span></text:p>
      <text:p text:style-name="P2"/>
      <text:p text:style-name="P2">-<text:span text:style-name="T1">L:Muestra los hilos, las columnas de LWP y NLWP. </text:span></text:p>
      <text:p text:style-name="P2"/>
      <text:p text:style-name="P1">-F: muestra un formato extendido (añade datos).</text:p>
      <text:p text:style-name="P3"/>
      <text:p text:style-name="P3"/>
      <text:p text:style-name="P1">-STAT muestra el estado del proceso como codigos y depende de el cpu</text:p>
      <text:p text:style-name="P1">algunos ejemplos serian:</text:p>
      <text:p text:style-name="P1">S <text:span text:style-name="T10">Pausa que se pude interrumpir en cualquie momento</text:span></text:p>
      <text:p text:style-name="P1">R Ejecutandose o en cola de ejecución</text:p>
      <text:p text:style-name="P1">D <text:span text:style-name="T10">Pausa que no se puede interrumpir</text:span></text:p>
      <text:p text:style-name="P1">T Detenido</text:p>
      <text:p text:style-name="P1">I inactivo</text:p>
      <text:p text:style-name="P1">Z zombie , <text:span text:style-name="T2">es un proceso terminado pero que aun tiene entrada en la tabla</text:span></text:p>
      <text:p text:style-name="P3"/>
      <text:p text:style-name="P3"/>
      <text:p text:style-name="P5"><text:soft-page-break/>Proc<text:span text:style-name="T3">é</text:span>s: <text:span text:style-name="T8">una instancia de un programa en execuci</text:span><text:span text:style-name="T4">ó </text:span><text:span text:style-name="T5">i que té associats uns recursos. </text:span><text:span text:style-name="T6">Dos processos no poden accedir als mateixos recursos. </text:span><text:span text:style-name="T7">Per a executar varies coses fan us dels fils.</text:span></text:p>
      <text:p text:style-name="P5">Fil: <text:span text:style-name="T9">unitats de execuci</text:span><text:span text:style-name="T7">ó dins d’un procés que poden compartir recurs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08:17.630000000</meta:creation-date>
    <dc:date>2025-09-09T13:46:20.767150855</dc:date>
    <meta:editing-duration>PT21M5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154" meta:character-count="858" meta:non-whitespace-character-count="719"/>
  </office:meta>
</office:document-meta>
</file>